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1.788cm" style:use-optimal-column-width="false"/>
    </style:style>
    <style:style style:name="co2" style:family="table-column">
      <style:table-column-properties style:column-width="6.194cm" style:use-optimal-column-width="false"/>
    </style:style>
    <style:style style:name="co3" style:family="table-column">
      <style:table-column-properties style:column-width="3.191cm" style:use-optimal-column-width="false"/>
    </style:style>
    <style:style style:name="co4" style:family="table-column">
      <style:table-column-properties style:column-width="3.013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0.615cm"/>
    </style:style>
    <style:style style:name="ro3" style:family="table-row">
      <style:table-row-properties style:row-height="0.618cm"/>
    </style:style>
    <style:style style:name="ro4" style:family="table-row">
      <style:table-row-properties style:row-height="0.616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0000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Aria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family="'Times New Roman'" style:font-family-generic="roman" style:font-pitch="variable"/>
    </style:style>
    <style:style style:name="ce6" style:family="table-cell">
      <style:graphic-properties style:repeat="repeat" draw:textarea-vertical-align="middle"/>
      <style:paragraph-properties fo:text-align="center" fo:border-left="0.001cm solid #ffffff" fo:border-right="0.001cm solid #000000" fo:border-top="0.001cm solid #ffffff" fo:border-bottom="0.001cm solid #ffffff"/>
      <style:text-properties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="solid" draw:fill-color="#ffffff" style:repeat="repeat"/>
      <style:paragraph-properties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border="0.001cm solid #000000"/>
      <style:text-properties fo:font-family="'Times New Roman'" style:font-family-generic="roman" style:font-pitch="variable"/>
    </style:style>
    <style:style style:name="ce9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0000" fo:font-family="'Times New Roman'" style:font-family-generic="roman" style:font-pitch="variable"/>
    </style:style>
    <style:style style:name="ce10" style:family="table-cell">
      <style:graphic-properties draw:fill="solid" draw:fill-color="#ffffff" style:repeat="repeat"/>
      <style:paragraph-properties fo:border="0.001cm solid #000000"/>
      <style:text-properties fo:color="#000000" fo:font-family="'Times New Roman'" style:font-family-generic="roman" style:font-pitch="variable"/>
    </style:style>
    <style:style style:name="ce11" style:family="table-cell">
      <style:graphic-properties draw:fill="solid" draw:fill-color="#ffffff" style:repeat="repeat" draw:textarea-vertical-align="middle"/>
      <style:paragraph-properties fo:text-align="center"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ce12" style:family="table-cell">
      <style:graphic-properties draw:fill="solid" draw:fill-color="#ffffff" style:repeat="repeat"/>
      <style:paragraph-properties fo:border="0.001cm solid #00000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ce13" style:family="table-cell">
      <style:graphic-properties draw:fill="solid" draw:fill-color="#ffffff" style:repeat="repeat"/>
      <style:paragraph-properties fo:border="0.001cm solid #000000"/>
      <style:text-properties fo:color="#000000" fo:font-family="'Times New Roman'" style:font-family-generic="roman" style:font-pitch="variable" fo:font-size="14pt" style:font-size-asian="14pt" style:font-size-complex="14pt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color="#000000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bff96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8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family="Consolas" style:font-family-generic="swiss" style:font-pitch="fixed" fo:font-size="14pt" style:letter-kerning="true" style:font-family-asian="Consolas" style:font-family-generic-asian="swiss" style:font-pitch-asian="fixed" style:font-size-asian="14pt" style:font-family-complex="Consolas" style:font-family-generic-complex="swiss" style:font-pitch-complex="fixed" style:font-size-complex="8pt"/>
    </style:style>
    <style:style style:name="T3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4.185cm" svg:height="20.322cm" svg:x="1.858cm" svg:y="0.4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Errors VeriConf detects</text:p>
              </table:table-cell>
              <table:table-cell table:style-name="ce2">
                <text:p text:style-name="P2">URLs</text:p>
              </table:table-cell>
              <table:table-cell>
                <text:p text:style-name="P1">Rank w/o</text:p>
              </table:table-cell>
              <table:table-cell>
                <text:p text:style-name="P1">Rank w/</text:p>
              </table:table-cell>
            </table:table-row>
            <table:table-row table:style-name="ro2" table:default-cell-style-name="ce5">
              <table:table-cell table:style-name="ce3" table:number-rows-spanned="3">
                <text:p text:style-name="P3">ORDERING ERROR: Expected “innodb_data_home_dir” BEFORE “innodb_data_file_path”</text:p>
              </table:table-cell>
              <table:table-cell table:style-name="ce4">
                <text:p text:style-name="P4"><text:span text:style-name="T1">hj0rfh1m34q1gggfxkm7hgai6ojek4sj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7">
                <text:p text:style-name="P4"><text:span text:style-name="T1">ybh8r3n2avj7sqd1rcmx0orzry23bopl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7">
                <text:p text:style-name="P4"><text:span text:style-name="T1">3en7niq4yx0rlvjtqhoidwpg580a4y86.cnf</text:span></text:p>
              </table:table-cell>
              <table:table-cell/>
              <table:table-cell/>
            </table:table-row>
            <table:table-row table:style-name="ro2" table:default-cell-style-name="ce5">
              <table:table-cell table:style-name="ce3" table:number-rows-spanned="3">
                <text:p text:style-name="P3">MISSING ERROR: Expected “key_buffer” WITH [isamchk]</text:p>
              </table:table-cell>
              <table:table-cell table:style-name="ce4">
                <text:p text:style-name="P4"><text:span text:style-name="T2">missing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7">
                <text:p text:style-name="P4"><text:span text:style-name="T1">dj6agyp5di86rl3zzo4lnr7b40y4e0sf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7">
                <text:p text:style-name="P4"><text:span text:style-name="T1">0dh7zi269ylzjjeoisjufm5ou2hm3r9s.cnf</text:span></text:p>
              </table:table-cell>
              <table:table-cell/>
              <table:table-cell/>
            </table:table-row>
            <table:table-row table:style-name="ro2" table:default-cell-style-name="ce5">
              <table:table-cell table:style-name="ce3" table:number-rows-spanned="3">
                <text:p text:style-name="P3"><text:span text:style-name="T3">TYPE ERROR: Expected an integer for “slow_query_log”</text:span></text:p>
              </table:table-cell>
              <table:table-cell table:style-name="ce9">
                <text:p text:style-name="P4"><text:span text:style-name="T1">xp3obkei5kha0g25jenq89gdt4tl3ofm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10">
                <text:p text:style-name="P5"><text:span text:style-name="T1">Esjvpt7m42bizoe23e5qwiw5lx5ufvn9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10">
                <text:p text:style-name="P4"><text:span text:style-name="T1">1yw9i5vjmd92w6hh83tcscxf23661xkl.cnf</text:span></text:p>
              </table:table-cell>
              <table:table-cell/>
              <table:table-cell/>
            </table:table-row>
            <table:table-row table:style-name="ro2" table:default-cell-style-name="ce5">
              <table:table-cell table:style-name="ce3" table:number-rows-spanned="3">
                <text:p text:style-name="P3">FINE GRAINED ERROR: Expected “max_connections” * “sort_buffer_size” &gt;= “key_buffer_size”</text:p>
              </table:table-cell>
              <table:table-cell table:style-name="ce9">
                <text:p text:style-name="P4"><text:span text:style-name="T1">xp3obkei5kha0g25jenq89gdt4tl3ofm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10">
                <text:p text:style-name="P4"><text:span text:style-name="T1">vp4pqalmuouluh34lcshwolheuo0ac9p.cnf</text:span></text:p>
              </table:table-cell>
              <table:table-cell/>
              <table:table-cell/>
            </table:table-row>
            <table:table-row table:style-name="ro2" table:default-cell-style-name="ce8">
              <table:covered-table-cell table:style-name="ce6"/>
              <table:table-cell table:style-name="ce10">
                <text:p text:style-name="P4"><text:span text:style-name="T2">ekqjat6m1j5nv9ihjhua9q89sid77cso.cnf</text:span>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3" table:number-rows-spanned="3">
                <text:p text:style-name="P3">INTEGER CORRELATION ERROR: Expected “max_allowed_packet” &lt; “innodb_buffer_pool_size”</text:p>
              </table:table-cell>
              <table:table-cell table:style-name="ce11">
                <text:p text:style-name="P4"><text:span text:style-name="T1">r817w4w029t9n885609su9u7uy6rgdgx.cnf</text:span></text:p>
              </table:table-cell>
              <table:table-cell/>
              <table:table-cell/>
            </table:table-row>
            <table:table-row table:style-name="ro4" table:default-cell-style-name="ce8">
              <table:covered-table-cell table:style-name="ce6"/>
              <table:table-cell table:style-name="ce12">
                <text:p text:style-name="P4"><text:span text:style-name="T1">4hb6cbg79cbfmv3idz2ic7ldacsv6ys8.cnf</text:span></text:p>
              </table:table-cell>
              <table:table-cell/>
              <table:table-cell/>
            </table:table-row>
            <table:table-row table:style-name="ro4" table:default-cell-style-name="ce8">
              <table:covered-table-cell table:style-name="ce6"/>
              <table:table-cell table:style-name="ce13">
                <text:p text:style-name="P4"><text:span text:style-name="T1">7jqfntwwwpm4p9osi005lw8q1nc1egqw.cnf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7-01-24T11:39:16</meta:creation-date>
    <meta:editing-duration>PT7M27S</meta:editing-duration>
    <meta:editing-cycles>3</meta:editing-cycles>
    <dc:date>2017-01-24T12:32:50</dc:date>
    <dc:creator>Ennan Zhai</dc:creator>
    <meta:generator>OpenOffice/4.0.1$Unix OpenOffice.org_project/401m5$Build-9714</meta:generator>
    <meta:document-statistic meta:object-count="24"/>
  </office:meta>
</office:document-meta>
</file>